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B000001962F9E18E34C34ED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5cm" fo:min-width="1.25cm"/>
    </style:style>
    <style:style style:name="gr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2.65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4.75cm" fo:min-width="0.5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1.25cm"/>
    </style:style>
    <style:style style:name="gr7" style:family="graphic" style:parent-style-name="standard">
      <style:graphic-properties draw:stroke="none" svg:stroke-color="#000000" draw:fill="none" draw:fill-color="#ffffff" fo:min-height="0.4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11.99cm" svg:height="7.32cm" svg:x="0.427cm" svg:y="0.356cm">
            <draw:image xlink:href="Pictures/100000010000029B000001962F9E18E34C34ED85.png" xlink:type="simple" xlink:show="embed" xlink:actuate="onLoad" draw:mime-type="image/png">
              <text:p/>
            </draw:image>
          </draw:frame>
          <draw:custom-shape draw:style-name="gr2" draw:text-style-name="P2" draw:layer="layout" svg:width="1.75cm" svg:height="0.75cm" svg:x="8.75cm" svg:y="1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75cm" svg:height="0.75cm" svg:x="10cm" svg:y="1.5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457cm" svg:height="0.645cm" draw:transform="rotate (1.5707963267949) translate (4.907cm 6.117cm)">
            <draw:text-box>
              <text:p><text:span text:style-name="T1">Compton-Kontinuum</text:span></text:p>
            </draw:text-box>
          </draw:frame>
          <draw:frame draw:style-name="gr3" draw:text-style-name="P3" draw:layer="layout" svg:width="4.295cm" svg:height="0.645cm" draw:transform="rotate (1.5707963267949) translate (3.611cm 5.65cm)">
            <draw:text-box>
              <text:p><text:span text:style-name="T1">Compton-Rückstreuung</text:span></text:p>
            </draw:text-box>
          </draw:frame>
          <draw:custom-shape draw:style-name="gr4" draw:text-style-name="P2" draw:layer="layout" svg:width="3.15cm" svg:height="0.4cm" svg:x="0.6cm" svg:y="7.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cm" svg:height="5cm" svg:x="2cm" svg:y="1.5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75cm" svg:height="0.75cm" svg:x="6.35cm" svg:y="5.1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75cm" svg:height="0.4cm" svg:x="4.25cm" svg:y="6.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75cm" svg:height="0.75cm" svg:x="9.6cm" svg:y="3.7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399cm" svg:height="0.645cm" svg:x="9.351cm" svg:y="3.774cm">
            <draw:text-box>
              <text:p><text:span text:style-name="T1">Photopeak</text:span></text:p>
            </draw:text-box>
          </draw:frame>
          <draw:frame draw:style-name="gr7" draw:text-style-name="P3" draw:layer="layout" svg:width="5.282cm" svg:height="0.66cm" draw:transform="rotate (1.5707963267949) translate (7.04cm 6.632cm)">
            <draw:text-box>
              <text:p><text:span text:style-name="T1">Mehrfache Compton-Streuung</text:span></text:p>
            </draw:text-box>
          </draw:frame>
          <draw:frame draw:style-name="gr3" draw:text-style-name="P3" draw:layer="layout" svg:width="3cm" svg:height="0.645cm" draw:transform="rotate (1.5707963267949) translate (6.128cm 6.096cm)">
            <draw:text-box>
              <text:p><text:span text:style-name="T1">Compton-Kante</text:span></text:p>
            </draw:text-box>
          </draw:frame>
          <draw:frame draw:style-name="gr7" draw:text-style-name="P3" draw:layer="layout" svg:width="1.782cm" svg:height="0.66cm" draw:transform="rotate (1.5707963267949) translate (9.34cm 6.732cm)">
            <draw:text-box>
              <text:p><text:span text:style-name="T1">Pile-up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3-15T13:16:07.948873664</dc:date>
    <meta:editing-duration>PT3H29M6S</meta:editing-duration>
    <meta:editing-cycles>44</meta:editing-cycles>
    <meta:generator>LibreOffice/7.3.7.2$Linux_X86_64 LibreOffice_project/30$Build-2</meta:generator>
    <meta:document-statistic meta:object-count="15"/>
  </office:meta>
</office:document-meta>
</file>